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146cm"/>
    </style:style>
    <style:style style:name="co2" style:family="table-column">
      <style:table-column-properties fo:break-before="auto" style:column-width="1.565cm"/>
    </style:style>
    <style:style style:name="co3" style:family="table-column">
      <style:table-column-properties fo:break-before="auto" style:column-width="5.9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7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44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1.157cm"/>
    </style:style>
    <style:style style:name="co11" style:family="table-column">
      <style:table-column-properties fo:break-before="auto" style:column-width="8.756cm"/>
    </style:style>
    <style:style style:name="co12" style:family="table-column">
      <style:table-column-properties fo:break-before="auto" style:column-width="5.9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3.9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ro6" style:family="table-row">
      <style:table-row-properties style:row-height="2.515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ta1" style:family="table" style:master-page-name="Landscape">
      <style:table-properties table:display="true" style:writing-mode="lr-tb"/>
    </style:style>
    <style:style style:name="ta2" style:family="table" style:master-page-name="Portrai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23ff23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23ff23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23ff23" fo:border-left="0.06pt solid #000000" fo:border-right="0.06pt solid #000000" fo:border-top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99ccff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ackground-color="#99ccff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99ccff" fo:border-left="0.06pt solid #000000" fo:border-right="0.06pt solid #000000" fo:border-top="none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4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text-line-through-style="solid" style:text-line-through-type="double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6" style:family="table-cell" style:parent-style-name="Default">
      <style:table-cell-properties fo:wrap-option="wrap" style:vertical-align="top"/>
    </style:style>
    <style:style style:name="ce47" style:family="table-cell" style:parent-style-name="Default">
      <style:table-cell-properties fo:wrap-option="wrap" style:vertical-align="top"/>
      <style:text-properties fo:hyphenate="true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line-through-style="solid" style:text-line-through-type="double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Liberation Sans" style:font-name-asian="Droid Sans Fallback" style:font-name-complex="FreeSans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double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ombneren en uitsplitsen" table:style-name="ta1" table:print-ranges="'Combneren en uitsplitsen'.A1:'Combneren en uitsplitsen'.L45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6" table:visibility="collapse" table:default-cell-style-name="Default"/>
        <table:table-column table:style-name="co8" table:default-cell-style-name="ce6"/>
        <table:table-column table:style-name="co9" table:default-cell-style-name="ce20"/>
        <table:table-column table:style-name="co10" table:default-cell-style-name="ce6"/>
        <table:table-column table:style-name="co11" table:default-cell-style-name="Default"/>
        <table:table-row table:style-name="ro1">
          <table:table-cell table:style-name="ce1" office:value-type="string" calcext:value-type="string">
            <text:p>Nadat het uit SOL is gedownload</text:p>
          </table:table-cell>
          <table:table-cell/>
          <table:table-cell table:style-name="ce7" office:value-type="string" calcext:value-type="string">
            <text:p>en alles gecombineerd is tot één bestand</text:p>
          </table:table-cell>
          <table:table-cell table:style-name="ce6"/>
          <table:table-cell table:style-name="ce7" office:value-type="string" calcext:value-type="string">
            <text:p>wordt het gesplitst per plaats en doel.</text:p>
          </table:table-cell>
          <table:table-cell table:style-name="ce20" table:number-columns-repeated="3"/>
          <table:table-cell/>
          <table:table-cell table:style-name="ce7" office:value-type="string" calcext:value-type="string">
            <text:p>Nadat het gezipt is</text:p>
          </table:table-cell>
          <table:table-cell/>
          <table:table-cell table:style-name="ce7" office:value-type="string" calcext:value-type="string">
            <text:p>wordt de zip per plaats gemaild naar de voorzitter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formuliergegevens_18295.csv</text:p>
          </table:table-cell>
          <table:table-cell/>
          <table:table-cell table:style-name="ce8"/>
          <table:table-cell/>
          <table:table-cell table:style-name="ce13" table:formula="of:=CONCATENATE([.F3];&quot;/_&quot;;[.F3];&quot;-&quot;;[.H3];&quot;.csv&quot;)" office:value-type="string" office:string-value="Alphen/_Alphen-alles.csv" calcext:value-type="string">
            <text:p>Alphen/_Alphen-alles.csv</text:p>
          </table:table-cell>
          <table:table-cell table:style-name="ce21" office:value-type="string" calcext:value-type="string">
            <text:p>Alphen</text:p>
          </table:table-cell>
          <table:table-cell table:style-name="ce21"/>
          <table:table-cell table:style-name="ce26" office:value-type="string" calcext:value-type="string">
            <text:p>alles</text:p>
          </table:table-cell>
          <table:table-cell/>
          <table:table-cell table:style-name="ce32"/>
          <table:table-cell table:number-columns-repeated="2"/>
        </table:table-row>
        <table:table-row table:style-name="ro1">
          <table:table-cell table:style-name="ce3" office:value-type="string" calcext:value-type="string">
            <text:p>formuliergegevens_18296.csv</text:p>
          </table:table-cell>
          <table:table-cell table:style-name="ce6" office:value-type="string" calcext:value-type="string">
            <text:p>---&gt;</text:p>
          </table:table-cell>
          <table:table-cell table:style-name="ce9" office:value-type="string" calcext:value-type="string">
            <text:p>gecombineerd_16111.csv</text:p>
          </table:table-cell>
          <table:table-cell table:style-name="ce12" office:value-type="string" calcext:value-type="string">
            <text:p>-------+------&gt;</text:p>
          </table:table-cell>
          <table:table-cell table:style-name="ce14" table:formula="of:=CONCATENATE([.F4];&quot;/_&quot;;[.F4];&quot;-&quot;;[.H4];&quot;.csv&quot;)" office:value-type="string" office:string-value="Alphen/_Alphen-fourage.csv" calcext:value-type="string">
            <text:p>Alphen/_Alphen-fourage.csv</text:p>
          </table:table-cell>
          <table:table-cell table:style-name="ce22" table:formula="of:=[.F3]" office:value-type="string" office:string-value="Alphen" calcext:value-type="string">
            <text:p>Alphen</text:p>
          </table:table-cell>
          <table:table-cell table:style-name="ce22"/>
          <table:table-cell table:style-name="ce27" office:value-type="string" calcext:value-type="string">
            <text:p>fourage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style-name="ce4" office:value-type="string" calcext:value-type="string">
            <text:p>subgroepen_18295.csv</text:p>
          </table:table-cell>
          <table:table-cell/>
          <table:table-cell table:style-name="ce10"/>
          <table:table-cell table:style-name="ce6" office:value-type="string" calcext:value-type="string">
            <text:p>|</text:p>
          </table:table-cell>
          <table:table-cell table:style-name="ce14" table:formula="of:=CONCATENATE([.F5];&quot;/_&quot;;[.F5];&quot;-&quot;;[.H5];&quot;.csv&quot;)" office:value-type="string" office:string-value="Alphen/_Alphen-medisch.csv" calcext:value-type="string">
            <text:p>Alphen/_Alphen-medisch.csv</text:p>
          </table:table-cell>
          <table:table-cell table:style-name="ce22" table:formula="of:=[.F4]" office:value-type="string" office:string-value="Alphen" calcext:value-type="string">
            <text:p>Alphen</text:p>
          </table:table-cell>
          <table:table-cell table:style-name="ce22"/>
          <table:table-cell table:style-name="ce27" office:value-type="string" calcext:value-type="string">
            <text:p>medisch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style-name="ce4" office:value-type="string" calcext:value-type="string">
            <text:p>subgroepen_18296.csv</text:p>
          </table:table-cell>
          <table:table-cell table:number-columns-repeated="2"/>
          <table:table-cell table:style-name="ce6" office:value-type="string" calcext:value-type="string">
            <text:p>|</text:p>
          </table:table-cell>
          <table:table-cell table:style-name="ce14" table:formula="of:=CONCATENATE([.F3];&quot;/&quot;;[.G6];&quot;-&quot;;[.H6];&quot;.csv&quot;)" office:value-type="string" office:string-value="Alphen/Alpen Hakt (408)-alles.csv" calcext:value-type="string">
            <text:p>Alphen/Alpen Hakt (408)-alles.csv</text:p>
          </table:table-cell>
          <table:table-cell table:style-name="ce22" table:formula="of:=[.F5]" office:value-type="string" office:string-value="Alphen" calcext:value-type="string">
            <text:p>Alphen</text:p>
          </table:table-cell>
          <table:table-cell table:style-name="ce22" office:value-type="string" calcext:value-type="string">
            <text:p>Alpen Hakt (408)</text:p>
          </table:table-cell>
          <table:table-cell table:style-name="ce27" table:formula="of:=[.H$3]" office:value-type="string" office:string-value="alles" calcext:value-type="string">
            <text:p>alles</text:p>
          </table:table-cell>
          <table:table-cell office:value-type="string" calcext:value-type="string">
            <text:p>---&gt;</text:p>
          </table:table-cell>
          <table:table-cell table:style-name="ce34" table:formula="of:=CONCATENATE([.F6];&quot;.zip&quot;)" office:value-type="string" office:string-value="Alphen.zip" calcext:value-type="string">
            <text:p>Alphen.zip</text:p>
          </table:table-cell>
          <table:table-cell office:value-type="string" calcext:value-type="string">
            <text:p>---&gt;</text:p>
          </table:table-cell>
          <table:table-cell table:formula="of:=CONCATENATE(&quot;voorzitter@hit&quot;;LOWER([.F6]);&quot;.scouting.nl&quot;)" office:value-type="string" office:string-value="voorzitter@hitalphen.scouting.nl" calcext:value-type="string">
            <text:p>voorzitter@hitalphen.scouting.nl</text:p>
          </table:table-cell>
        </table:table-row>
        <table:table-row table:style-name="ro1">
          <table:table-cell table:style-name="ce5" office:value-type="string" calcext:value-type="string">
            <text:p>18295 zijn de inschrijvingen van alle gewone kampen</text:p>
          </table:table-cell>
          <table:table-cell/>
          <table:table-cell table:style-name="ce5" office:value-type="string" calcext:value-type="string">
            <text:p>Bij ouder-kind kampen krijgt</text:p>
          </table:table-cell>
          <table:table-cell table:style-name="ce6" office:value-type="string" calcext:value-type="string">
            <text:p>|</text:p>
          </table:table-cell>
          <table:table-cell table:style-name="ce14" table:formula="of:=CONCATENATE([.F4];&quot;/&quot;;[.G7];&quot;-&quot;;[.H7];&quot;.csv&quot;)" office:value-type="string" office:string-value="Alphen/Alpen Hakt (408)-fourage.csv" calcext:value-type="string">
            <text:p>Alphen/Alpen Hakt (408)-fourage.csv</text:p>
          </table:table-cell>
          <table:table-cell table:style-name="ce22" table:formula="of:=[.F6]" office:value-type="string" office:string-value="Alphen" calcext:value-type="string">
            <text:p>Alphen</text:p>
          </table:table-cell>
          <table:table-cell table:style-name="ce22" table:formula="of:=[.G6]" office:value-type="string" office:string-value="Alpen Hakt (408)" calcext:value-type="string">
            <text:p>Alpen Hakt (408)</text:p>
          </table:table-cell>
          <table:table-cell table:style-name="ce27" table:formula="of:=[.H$4]" office:value-type="string" office:string-value="fourage" calcext:value-type="string">
            <text:p>fourage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style-name="ce5" office:value-type="string" calcext:value-type="string">
            <text:p>18296 zijn de inschrijvingen van ouder-kind kampen</text:p>
          </table:table-cell>
          <table:table-cell/>
          <table:table-cell table:style-name="ce5" office:value-type="string" calcext:value-type="string">
            <text:p>de ouder hier wel een eigen regel.</text:p>
          </table:table-cell>
          <table:table-cell table:style-name="ce6" office:value-type="string" calcext:value-type="string">
            <text:p>|</text:p>
          </table:table-cell>
          <table:table-cell table:style-name="ce14" table:formula="of:=CONCATENATE([.F5];&quot;/&quot;;[.G8];&quot;-&quot;;[.H8];&quot;.csv&quot;)" office:value-type="string" office:string-value="Alphen/Alpen Hakt (408)-medisch.csv" calcext:value-type="string">
            <text:p>Alphen/Alpen Hakt (408)-medisch.csv</text:p>
          </table:table-cell>
          <table:table-cell table:style-name="ce22" table:formula="of:=[.F7]" office:value-type="string" office:string-value="Alphen" calcext:value-type="string">
            <text:p>Alphen</text:p>
          </table:table-cell>
          <table:table-cell table:style-name="ce22" table:formula="of:=[.G7]" office:value-type="string" office:string-value="Alpen Hakt (408)" calcext:value-type="string">
            <text:p>Alpen Hakt (408)</text:p>
          </table:table-cell>
          <table:table-cell table:style-name="ce27" table:formula="of:=[.H$5]" office:value-type="string" office:string-value="medisch" calcext:value-type="string">
            <text:p>medisch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style-name="ce5"/>
          <table:table-cell/>
          <table:table-cell table:style-name="ce5" office:value-type="string" calcext:value-type="string">
            <text:p>Ouders en kinderen zijn weer</text:p>
          </table:table-cell>
          <table:table-cell table:style-name="ce6" office:value-type="string" calcext:value-type="string">
            <text:p>|</text:p>
          </table:table-cell>
          <table:table-cell table:style-name="ce15" table:formula="of:=CONCATENATE([.F9];&quot;/…&quot;)" office:value-type="string" office:string-value="Alphen/…" calcext:value-type="string">
            <text:p>Alphen/…</text:p>
          </table:table-cell>
          <table:table-cell table:style-name="ce23" table:formula="of:=[.F8]" office:value-type="string" office:string-value="Alphen" calcext:value-type="string">
            <text:p>Alphen</text:p>
          </table:table-cell>
          <table:table-cell table:style-name="ce23"/>
          <table:table-cell table:style-name="ce28"/>
          <table:table-cell/>
          <table:table-cell table:style-name="ce35"/>
          <table:table-cell table:number-columns-repeated="2"/>
        </table:table-row>
        <table:table-row table:style-name="ro1">
          <table:table-cell table:style-name="ce5"/>
          <table:table-cell/>
          <table:table-cell table:style-name="ce5" office:value-type="string" calcext:value-type="string">
            <text:p>te koppelen via deelnemersnr</text:p>
          </table:table-cell>
          <table:table-cell table:style-name="ce12" office:value-type="string" calcext:value-type="string">
            <text:p>+------&gt;</text:p>
          </table:table-cell>
          <table:table-cell table:style-name="ce16" table:formula="of:=CONCATENATE([.F10];&quot;/_&quot;;[.F10];&quot;-&quot;;[.H10];&quot;.csv&quot;)" office:value-type="string" office:string-value="Baarn/_Baarn-alles.csv" calcext:value-type="string">
            <text:p>Baarn/_Baarn-alles.csv</text:p>
          </table:table-cell>
          <table:table-cell table:style-name="ce24" office:value-type="string" calcext:value-type="string">
            <text:p>Baarn</text:p>
          </table:table-cell>
          <table:table-cell table:style-name="ce24"/>
          <table:table-cell table:style-name="ce29" table:formula="of:=[.H$3]" office:value-type="string" office:string-value="alles" calcext:value-type="string">
            <text:p>alles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5" office:value-type="string" calcext:value-type="string">
            <text:p>Inschrijvingen van ouder en kind staan op één formulier</text:p>
          </table:table-cell>
          <table:table-cell/>
          <table:table-cell table:style-name="ce5" office:value-type="string" calcext:value-type="string">
            <text:p>en ook via de subgroepnaam.</text:p>
          </table:table-cell>
          <table:table-cell table:style-name="ce6" office:value-type="string" calcext:value-type="string">
            <text:p>|</text:p>
          </table:table-cell>
          <table:table-cell table:style-name="ce17" table:formula="of:=CONCATENATE([.F11];&quot;/_&quot;;[.F11];&quot;-&quot;;[.H11];&quot;.csv&quot;)" office:value-type="string" office:string-value="Baarn/_Baarn-fourage.csv" calcext:value-type="string">
            <text:p>Baarn/_Baarn-fourage.csv</text:p>
          </table:table-cell>
          <table:table-cell table:formula="of:=[.F10]" office:value-type="string" office:string-value="Baarn" calcext:value-type="string">
            <text:p>Baarn</text:p>
          </table:table-cell>
          <table:table-cell/>
          <table:table-cell table:style-name="ce30" table:formula="of:=[.H$4]" office:value-type="string" office:string-value="fourage" calcext:value-type="string">
            <text:p>fourage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7" table:formula="of:=CONCATENATE([.F12];&quot;/_&quot;;[.F12];&quot;-&quot;;[.H12];&quot;.csv&quot;)" office:value-type="string" office:string-value="Baarn/_Baarn-medisch.csv" calcext:value-type="string">
            <text:p>Baarn/_Baarn-medisch.csv</text:p>
          </table:table-cell>
          <table:table-cell table:formula="of:=[.F11]" office:value-type="string" office:string-value="Baarn" calcext:value-type="string">
            <text:p>Baarn</text:p>
          </table:table-cell>
          <table:table-cell/>
          <table:table-cell table:style-name="ce30" table:formula="of:=[.H$5]" office:value-type="string" office:string-value="medisch" calcext:value-type="string">
            <text:p>medisch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Bij de ouder zijn enkele gegevens</text:p>
          </table:table-cell>
          <table:table-cell table:style-name="ce6" office:value-type="string" calcext:value-type="string">
            <text:p>|</text:p>
          </table:table-cell>
          <table:table-cell table:style-name="ce18" table:formula="of:=CONCATENATE([.F10];&quot;/&quot;;[.G13];&quot;-&quot;;[.H13];&quot;.csv&quot;)" office:value-type="string" office:string-value="Baarn/Money Talks (417)-alles.csv" calcext:value-type="string">
            <text:p>Baarn/Money Talks (417)-alles.csv</text:p>
          </table:table-cell>
          <table:table-cell table:formula="of:=[.F12]" office:value-type="string" office:string-value="Baarn" calcext:value-type="string">
            <text:p>Baarn</text:p>
          </table:table-cell>
          <table:table-cell office:value-type="string" calcext:value-type="string">
            <text:p>Money Talks (417)</text:p>
          </table:table-cell>
          <table:table-cell table:style-name="ce30" table:formula="of:=[.H$3]" office:value-type="string" office:string-value="alles" calcext:value-type="string">
            <text:p>alles</text:p>
          </table:table-cell>
          <table:table-cell office:value-type="string" calcext:value-type="string">
            <text:p>---&gt;</text:p>
          </table:table-cell>
          <table:table-cell table:style-name="ce38" table:formula="of:=CONCATENATE([.F13];&quot;.zip&quot;)" office:value-type="string" office:string-value="Baarn.zip" calcext:value-type="string">
            <text:p>Baarn.zip</text:p>
          </table:table-cell>
          <table:table-cell office:value-type="string" calcext:value-type="string">
            <text:p>---&gt;</text:p>
          </table:table-cell>
          <table:table-cell table:formula="of:=CONCATENATE(&quot;voorzitter@hit&quot;;LOWER([.F13]);&quot;.scouting.nl&quot;)" office:value-type="string" office:string-value="voorzitter@hitbaarn.scouting.nl" calcext:value-type="string">
            <text:p>voorzitter@hitbaarn.scouting.nl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van het kind overgenomen, o.a.</text:p>
          </table:table-cell>
          <table:table-cell table:style-name="ce6" office:value-type="string" calcext:value-type="string">
            <text:p>|</text:p>
          </table:table-cell>
          <table:table-cell table:style-name="ce18" table:formula="of:=CONCATENATE([.F11];&quot;/&quot;;[.G14];&quot;-&quot;;[.H14];&quot;.csv&quot;)" office:value-type="string" office:string-value="Baarn/Money Talks (417)-fourage.csv" calcext:value-type="string">
            <text:p>Baarn/Money Talks (417)-fourage.csv</text:p>
          </table:table-cell>
          <table:table-cell table:formula="of:=[.F13]" office:value-type="string" office:string-value="Baarn" calcext:value-type="string">
            <text:p>Baarn</text:p>
          </table:table-cell>
          <table:table-cell table:formula="of:=[.G13]" office:value-type="string" office:string-value="Money Talks (417)" calcext:value-type="string">
            <text:p>Money Talks (417)</text:p>
          </table:table-cell>
          <table:table-cell table:style-name="ce30" table:formula="of:=[.H$4]" office:value-type="string" office:string-value="fourage" calcext:value-type="string">
            <text:p>fourage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voeding en medische onderwerpen.</text:p>
          </table:table-cell>
          <table:table-cell table:style-name="ce6" office:value-type="string" calcext:value-type="string">
            <text:p>|</text:p>
          </table:table-cell>
          <table:table-cell table:style-name="ce18" table:formula="of:=CONCATENATE([.F12];&quot;/&quot;;[.G15];&quot;-&quot;;[.H15];&quot;.csv&quot;)" office:value-type="string" office:string-value="Baarn/Money Talks (417)-medisch.csv" calcext:value-type="string">
            <text:p>Baarn/Money Talks (417)-medisch.csv</text:p>
          </table:table-cell>
          <table:table-cell table:formula="of:=[.F14]" office:value-type="string" office:string-value="Baarn" calcext:value-type="string">
            <text:p>Baarn</text:p>
          </table:table-cell>
          <table:table-cell table:formula="of:=[.G14]" office:value-type="string" office:string-value="Money Talks (417)" calcext:value-type="string">
            <text:p>Money Talks (417)</text:p>
          </table:table-cell>
          <table:table-cell table:style-name="ce30" table:formula="of:=[.H$5]" office:value-type="string" office:string-value="medisch" calcext:value-type="string">
            <text:p>medisch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Info over ouder en kind staat soms</text:p>
          </table:table-cell>
          <table:table-cell table:style-name="ce6" office:value-type="string" calcext:value-type="string">
            <text:p>|</text:p>
          </table:table-cell>
          <table:table-cell table:style-name="ce19" table:formula="of:=CONCATENATE([.F16];&quot;/…&quot;)" office:value-type="string" office:string-value="Baarn/…" calcext:value-type="string">
            <text:p>Baarn/…</text:p>
          </table:table-cell>
          <table:table-cell table:style-name="ce25" table:formula="of:=[.F15]" office:value-type="string" office:string-value="Baarn" calcext:value-type="string">
            <text:p>Baarn</text:p>
          </table:table-cell>
          <table:table-cell table:style-name="ce25"/>
          <table:table-cell table:style-name="ce31"/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in hetzelfde veld.</text:p>
          </table:table-cell>
          <table:table-cell table:style-name="ce12" office:value-type="string" calcext:value-type="string">
            <text:p>+------&gt;</text:p>
          </table:table-cell>
          <table:table-cell table:style-name="ce13" table:formula="of:=CONCATENATE([.F17];&quot;/_&quot;;[.F17];&quot;-&quot;;[.H17];&quot;.csv&quot;)" office:value-type="string" office:string-value="Dwingeloo/_Dwingeloo-alles.csv" calcext:value-type="string">
            <text:p>Dwingeloo/_Dwingeloo-alles.csv</text:p>
          </table:table-cell>
          <table:table-cell table:style-name="ce21" office:value-type="string" calcext:value-type="string">
            <text:p>Dwingeloo</text:p>
          </table:table-cell>
          <table:table-cell table:style-name="ce21"/>
          <table:table-cell table:style-name="ce26" table:formula="of:=[.H$3]" office:value-type="string" office:string-value="alles" calcext:value-type="string">
            <text:p>alles</text:p>
          </table:table-cell>
          <table:table-cell/>
          <table:table-cell table:style-name="ce32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4" table:formula="of:=CONCATENATE([.F18];&quot;/_&quot;;[.F18];&quot;-&quot;;[.H18];&quot;.csv&quot;)" office:value-type="string" office:string-value="Dwingeloo/_Dwingeloo-fourage.csv" calcext:value-type="string">
            <text:p>Dwingeloo/_Dwingeloo-fourage.csv</text:p>
          </table:table-cell>
          <table:table-cell table:style-name="ce22" table:formula="of:=[.F17]" office:value-type="string" office:string-value="Dwingeloo" calcext:value-type="string">
            <text:p>Dwingeloo</text:p>
          </table:table-cell>
          <table:table-cell table:style-name="ce22"/>
          <table:table-cell table:style-name="ce27" table:formula="of:=[.H$4]" office:value-type="string" office:string-value="fourage" calcext:value-type="string">
            <text:p>fourage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|</text:p>
          </table:table-cell>
          <table:table-cell table:style-name="ce14" table:formula="of:=CONCATENATE([.F19];&quot;/_&quot;;[.F19];&quot;-&quot;;[.H19];&quot;.csv&quot;)" office:value-type="string" office:string-value="Dwingeloo/_Dwingeloo-medisch.csv" calcext:value-type="string">
            <text:p>Dwingeloo/_Dwingeloo-medisch.csv</text:p>
          </table:table-cell>
          <table:table-cell table:style-name="ce22" table:formula="of:=[.F18]" office:value-type="string" office:string-value="Dwingeloo" calcext:value-type="string">
            <text:p>Dwingeloo</text:p>
          </table:table-cell>
          <table:table-cell table:style-name="ce22"/>
          <table:table-cell table:style-name="ce27" table:formula="of:=[.H$5]" office:value-type="string" office:string-value="medisch" calcext:value-type="string">
            <text:p>medisch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4" table:formula="of:=CONCATENATE([.F17];&quot;/&quot;;[.G20];&quot;-&quot;;[.H20];&quot;.csv&quot;)" office:value-type="string" office:string-value="Dwingeloo/Happyhike (428)-alles.csv" calcext:value-type="string">
            <text:p>Dwingeloo/Happyhike (428)-alles.csv</text:p>
          </table:table-cell>
          <table:table-cell table:style-name="ce22" table:formula="of:=[.F19]" office:value-type="string" office:string-value="Dwingeloo" calcext:value-type="string">
            <text:p>Dwingeloo</text:p>
          </table:table-cell>
          <table:table-cell table:style-name="ce22" office:value-type="string" calcext:value-type="string">
            <text:p>Happyhike (428)</text:p>
          </table:table-cell>
          <table:table-cell table:style-name="ce27" table:formula="of:=[.H$3]" office:value-type="string" office:string-value="alles" calcext:value-type="string">
            <text:p>alles</text:p>
          </table:table-cell>
          <table:table-cell office:value-type="string" calcext:value-type="string">
            <text:p>---&gt;</text:p>
          </table:table-cell>
          <table:table-cell table:style-name="ce34" table:formula="of:=CONCATENATE([.F20];&quot;.zip&quot;)" office:value-type="string" office:string-value="Dwingeloo.zip" calcext:value-type="string">
            <text:p>Dwingeloo.zip</text:p>
          </table:table-cell>
          <table:table-cell office:value-type="string" calcext:value-type="string">
            <text:p>---&gt;</text:p>
          </table:table-cell>
          <table:table-cell table:formula="of:=CONCATENATE(&quot;voorzitter@hit&quot;;LOWER([.F20]);&quot;.scouting.nl&quot;)" office:value-type="string" office:string-value="voorzitter@hitdwingeloo.scouting.nl" calcext:value-type="string">
            <text:p>voorzitter@hitdwingeloo.scouting.nl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4" table:formula="of:=CONCATENATE([.F18];&quot;/&quot;;[.G21];&quot;-&quot;;[.H21];&quot;.csv&quot;)" office:value-type="string" office:string-value="Dwingeloo/Happyhike (428)-fourage.csv" calcext:value-type="string">
            <text:p>Dwingeloo/Happyhike (428)-fourage.csv</text:p>
          </table:table-cell>
          <table:table-cell table:style-name="ce22" table:formula="of:=[.F20]" office:value-type="string" office:string-value="Dwingeloo" calcext:value-type="string">
            <text:p>Dwingeloo</text:p>
          </table:table-cell>
          <table:table-cell table:style-name="ce22" table:formula="of:=[.G20]" office:value-type="string" office:string-value="Happyhike (428)" calcext:value-type="string">
            <text:p>Happyhike (428)</text:p>
          </table:table-cell>
          <table:table-cell table:style-name="ce27" table:formula="of:=[.H$4]" office:value-type="string" office:string-value="fourage" calcext:value-type="string">
            <text:p>fourage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4" table:formula="of:=CONCATENATE([.F19];&quot;/&quot;;[.G22];&quot;-&quot;;[.H22];&quot;.csv&quot;)" office:value-type="string" office:string-value="Dwingeloo/Happyhike (428)-medisch.csv" calcext:value-type="string">
            <text:p>Dwingeloo/Happyhike (428)-medisch.csv</text:p>
          </table:table-cell>
          <table:table-cell table:style-name="ce22" table:formula="of:=[.F21]" office:value-type="string" office:string-value="Dwingeloo" calcext:value-type="string">
            <text:p>Dwingeloo</text:p>
          </table:table-cell>
          <table:table-cell table:style-name="ce22" table:formula="of:=[.G21]" office:value-type="string" office:string-value="Happyhike (428)" calcext:value-type="string">
            <text:p>Happyhike (428)</text:p>
          </table:table-cell>
          <table:table-cell table:style-name="ce27" table:formula="of:=[.H$5]" office:value-type="string" office:string-value="medisch" calcext:value-type="string">
            <text:p>medisch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5" table:formula="of:=CONCATENATE([.F23];&quot;/…&quot;)" office:value-type="string" office:string-value="Dwingeloo/…" calcext:value-type="string">
            <text:p>Dwingeloo/…</text:p>
          </table:table-cell>
          <table:table-cell table:style-name="ce23" table:formula="of:=[.F22]" office:value-type="string" office:string-value="Dwingeloo" calcext:value-type="string">
            <text:p>Dwingeloo</text:p>
          </table:table-cell>
          <table:table-cell table:style-name="ce23"/>
          <table:table-cell table:style-name="ce28"/>
          <table:table-cell/>
          <table:table-cell table:style-name="ce35"/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+------&gt;</text:p>
          </table:table-cell>
          <table:table-cell table:style-name="ce16" table:formula="of:=CONCATENATE([.F24];&quot;/_&quot;;[.F24];&quot;-&quot;;[.H24];&quot;.csv&quot;)" office:value-type="string" office:string-value="Harderwijk/_Harderwijk-alles.csv" calcext:value-type="string">
            <text:p>Harderwijk/_Harderwijk-alles.csv</text:p>
          </table:table-cell>
          <table:table-cell table:style-name="ce24" office:value-type="string" calcext:value-type="string">
            <text:p>Harderwijk</text:p>
          </table:table-cell>
          <table:table-cell table:style-name="ce24"/>
          <table:table-cell table:style-name="ce29" table:formula="of:=[.H$3]" office:value-type="string" office:string-value="alles" calcext:value-type="string">
            <text:p>alles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7" table:formula="of:=CONCATENATE([.F25];&quot;/_&quot;;[.F25];&quot;-&quot;;[.H25];&quot;.csv&quot;)" office:value-type="string" office:string-value="Harderwijk/_Harderwijk-fourage.csv" calcext:value-type="string">
            <text:p>Harderwijk/_Harderwijk-fourage.csv</text:p>
          </table:table-cell>
          <table:table-cell table:formula="of:=[.F24]" office:value-type="string" office:string-value="Harderwijk" calcext:value-type="string">
            <text:p>Harderwijk</text:p>
          </table:table-cell>
          <table:table-cell/>
          <table:table-cell table:style-name="ce30" table:formula="of:=[.H$4]" office:value-type="string" office:string-value="fourage" calcext:value-type="string">
            <text:p>fourage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7" table:formula="of:=CONCATENATE([.F26];&quot;/_&quot;;[.F26];&quot;-&quot;;[.H26];&quot;.csv&quot;)" office:value-type="string" office:string-value="Harderwijk/_Harderwijk-medisch.csv" calcext:value-type="string">
            <text:p>Harderwijk/_Harderwijk-medisch.csv</text:p>
          </table:table-cell>
          <table:table-cell table:formula="of:=[.F25]" office:value-type="string" office:string-value="Harderwijk" calcext:value-type="string">
            <text:p>Harderwijk</text:p>
          </table:table-cell>
          <table:table-cell/>
          <table:table-cell table:style-name="ce30" table:formula="of:=[.H$5]" office:value-type="string" office:string-value="medisch" calcext:value-type="string">
            <text:p>medisch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8" table:formula="of:=CONCATENATE([.F24];&quot;/&quot;;[.G27];&quot;-&quot;;[.H27];&quot;.csv&quot;)" office:value-type="string" office:string-value="Harderwijk/Piokamp (449)-alles.csv" calcext:value-type="string">
            <text:p>Harderwijk/Piokamp (449)-alles.csv</text:p>
          </table:table-cell>
          <table:table-cell table:formula="of:=[.F26]" office:value-type="string" office:string-value="Harderwijk" calcext:value-type="string">
            <text:p>Harderwijk</text:p>
          </table:table-cell>
          <table:table-cell office:value-type="string" calcext:value-type="string">
            <text:p>Piokamp (449)</text:p>
          </table:table-cell>
          <table:table-cell table:style-name="ce30" table:formula="of:=[.H$3]" office:value-type="string" office:string-value="alles" calcext:value-type="string">
            <text:p>alles</text:p>
          </table:table-cell>
          <table:table-cell office:value-type="string" calcext:value-type="string">
            <text:p>---&gt;</text:p>
          </table:table-cell>
          <table:table-cell table:style-name="ce38" table:formula="of:=CONCATENATE([.F27];&quot;.zip&quot;)" office:value-type="string" office:string-value="Harderwijk.zip" calcext:value-type="string">
            <text:p>Harderwijk.zip</text:p>
          </table:table-cell>
          <table:table-cell office:value-type="string" calcext:value-type="string">
            <text:p>---&gt;</text:p>
          </table:table-cell>
          <table:table-cell table:formula="of:=CONCATENATE(&quot;voorzitter@hit&quot;;LOWER([.F27]);&quot;.scouting.nl&quot;)" office:value-type="string" office:string-value="voorzitter@hitharderwijk.scouting.nl" calcext:value-type="string">
            <text:p>voorzitter@hitharderwijk.scouting.nl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8" table:formula="of:=CONCATENATE([.F25];&quot;/&quot;;[.G28];&quot;-&quot;;[.H28];&quot;.csv&quot;)" office:value-type="string" office:string-value="Harderwijk/Piokamp (449)-fourage.csv" calcext:value-type="string">
            <text:p>Harderwijk/Piokamp (449)-fourage.csv</text:p>
          </table:table-cell>
          <table:table-cell table:formula="of:=[.F27]" office:value-type="string" office:string-value="Harderwijk" calcext:value-type="string">
            <text:p>Harderwijk</text:p>
          </table:table-cell>
          <table:table-cell table:formula="of:=[.G27]" office:value-type="string" office:string-value="Piokamp (449)" calcext:value-type="string">
            <text:p>Piokamp (449)</text:p>
          </table:table-cell>
          <table:table-cell table:style-name="ce30" table:formula="of:=[.H$4]" office:value-type="string" office:string-value="fourage" calcext:value-type="string">
            <text:p>fourage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8" table:formula="of:=CONCATENATE([.F26];&quot;/&quot;;[.G29];&quot;-&quot;;[.H29];&quot;.csv&quot;)" office:value-type="string" office:string-value="Harderwijk/Piokamp (449)-medisch.csv" calcext:value-type="string">
            <text:p>Harderwijk/Piokamp (449)-medisch.csv</text:p>
          </table:table-cell>
          <table:table-cell table:formula="of:=[.F28]" office:value-type="string" office:string-value="Harderwijk" calcext:value-type="string">
            <text:p>Harderwijk</text:p>
          </table:table-cell>
          <table:table-cell table:formula="of:=[.G28]" office:value-type="string" office:string-value="Piokamp (449)" calcext:value-type="string">
            <text:p>Piokamp (449)</text:p>
          </table:table-cell>
          <table:table-cell table:style-name="ce30" table:formula="of:=[.H$5]" office:value-type="string" office:string-value="medisch" calcext:value-type="string">
            <text:p>medisch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9" table:formula="of:=CONCATENATE([.F30];&quot;/…&quot;)" office:value-type="string" office:string-value="Harderwijk/…" calcext:value-type="string">
            <text:p>Harderwijk/…</text:p>
          </table:table-cell>
          <table:table-cell table:style-name="ce25" table:formula="of:=[.F29]" office:value-type="string" office:string-value="Harderwijk" calcext:value-type="string">
            <text:p>Harderwijk</text:p>
          </table:table-cell>
          <table:table-cell table:style-name="ce25"/>
          <table:table-cell table:style-name="ce31"/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+------&gt;</text:p>
          </table:table-cell>
          <table:table-cell table:style-name="ce13" table:formula="of:=CONCATENATE([.F31];&quot;/_&quot;;[.F31];&quot;-&quot;;[.H31];&quot;.csv&quot;)" office:value-type="string" office:string-value="Mook/_Mook-alles.csv" calcext:value-type="string">
            <text:p>Mook/_Mook-alles.csv</text:p>
          </table:table-cell>
          <table:table-cell table:style-name="ce21" office:value-type="string" calcext:value-type="string">
            <text:p>Mook</text:p>
          </table:table-cell>
          <table:table-cell table:style-name="ce21"/>
          <table:table-cell table:style-name="ce26" table:formula="of:=[.H$3]" office:value-type="string" office:string-value="alles" calcext:value-type="string">
            <text:p>alles</text:p>
          </table:table-cell>
          <table:table-cell/>
          <table:table-cell table:style-name="ce32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4" table:formula="of:=CONCATENATE([.F32];&quot;/_&quot;;[.F32];&quot;-&quot;;[.H32];&quot;.csv&quot;)" office:value-type="string" office:string-value="Mook/_Mook-fourage.csv" calcext:value-type="string">
            <text:p>Mook/_Mook-fourage.csv</text:p>
          </table:table-cell>
          <table:table-cell table:style-name="ce22" table:formula="of:=[.F31]" office:value-type="string" office:string-value="Mook" calcext:value-type="string">
            <text:p>Mook</text:p>
          </table:table-cell>
          <table:table-cell table:style-name="ce22"/>
          <table:table-cell table:style-name="ce27" table:formula="of:=[.H$4]" office:value-type="string" office:string-value="fourage" calcext:value-type="string">
            <text:p>fourage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4" table:formula="of:=CONCATENATE([.F33];&quot;/_&quot;;[.F33];&quot;-&quot;;[.H33];&quot;.csv&quot;)" office:value-type="string" office:string-value="Mook/_Mook-medisch.csv" calcext:value-type="string">
            <text:p>Mook/_Mook-medisch.csv</text:p>
          </table:table-cell>
          <table:table-cell table:style-name="ce22" table:formula="of:=[.F32]" office:value-type="string" office:string-value="Mook" calcext:value-type="string">
            <text:p>Mook</text:p>
          </table:table-cell>
          <table:table-cell table:style-name="ce22"/>
          <table:table-cell table:style-name="ce27" table:formula="of:=[.H$5]" office:value-type="string" office:string-value="medisch" calcext:value-type="string">
            <text:p>medisch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4" table:formula="of:=CONCATENATE([.F31];&quot;/&quot;;[.G34];&quot;-&quot;;[.H34];&quot;.csv&quot;)" office:value-type="string" office:string-value="Mook/Stookkamp (463)-alles.csv" calcext:value-type="string">
            <text:p>Mook/Stookkamp (463)-alles.csv</text:p>
          </table:table-cell>
          <table:table-cell table:style-name="ce22" table:formula="of:=[.F33]" office:value-type="string" office:string-value="Mook" calcext:value-type="string">
            <text:p>Mook</text:p>
          </table:table-cell>
          <table:table-cell table:style-name="ce22" office:value-type="string" calcext:value-type="string">
            <text:p>Stookkamp (463)</text:p>
          </table:table-cell>
          <table:table-cell table:style-name="ce27" table:formula="of:=[.H$3]" office:value-type="string" office:string-value="alles" calcext:value-type="string">
            <text:p>alles</text:p>
          </table:table-cell>
          <table:table-cell office:value-type="string" calcext:value-type="string">
            <text:p>---&gt;</text:p>
          </table:table-cell>
          <table:table-cell table:style-name="ce34" table:formula="of:=CONCATENATE([.F34];&quot;.zip&quot;)" office:value-type="string" office:string-value="Mook.zip" calcext:value-type="string">
            <text:p>Mook.zip</text:p>
          </table:table-cell>
          <table:table-cell office:value-type="string" calcext:value-type="string">
            <text:p>---&gt;</text:p>
          </table:table-cell>
          <table:table-cell table:formula="of:=CONCATENATE(&quot;voorzitter@hit&quot;;LOWER([.F34]);&quot;.scouting.nl&quot;)" office:value-type="string" office:string-value="voorzitter@hitmook.scouting.nl" calcext:value-type="string">
            <text:p>voorzitter@hitmook.scouting.nl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4" table:formula="of:=CONCATENATE([.F32];&quot;/&quot;;[.G35];&quot;-&quot;;[.H35];&quot;.csv&quot;)" office:value-type="string" office:string-value="Mook/Stookkamp (463)-fourage.csv" calcext:value-type="string">
            <text:p>Mook/Stookkamp (463)-fourage.csv</text:p>
          </table:table-cell>
          <table:table-cell table:style-name="ce22" table:formula="of:=[.F34]" office:value-type="string" office:string-value="Mook" calcext:value-type="string">
            <text:p>Mook</text:p>
          </table:table-cell>
          <table:table-cell table:style-name="ce22" table:formula="of:=[.G34]" office:value-type="string" office:string-value="Stookkamp (463)" calcext:value-type="string">
            <text:p>Stookkamp (463)</text:p>
          </table:table-cell>
          <table:table-cell table:style-name="ce27" table:formula="of:=[.H$4]" office:value-type="string" office:string-value="fourage" calcext:value-type="string">
            <text:p>fourage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4" table:formula="of:=CONCATENATE([.F33];&quot;/&quot;;[.G36];&quot;-&quot;;[.H36];&quot;.csv&quot;)" office:value-type="string" office:string-value="Mook/Stookkamp (463)-medisch.csv" calcext:value-type="string">
            <text:p>Mook/Stookkamp (463)-medisch.csv</text:p>
          </table:table-cell>
          <table:table-cell table:style-name="ce22" table:formula="of:=[.F35]" office:value-type="string" office:string-value="Mook" calcext:value-type="string">
            <text:p>Mook</text:p>
          </table:table-cell>
          <table:table-cell table:style-name="ce22" table:formula="of:=[.G35]" office:value-type="string" office:string-value="Stookkamp (463)" calcext:value-type="string">
            <text:p>Stookkamp (463)</text:p>
          </table:table-cell>
          <table:table-cell table:style-name="ce27" table:formula="of:=[.H$5]" office:value-type="string" office:string-value="medisch" calcext:value-type="string">
            <text:p>medisch</text:p>
          </table:table-cell>
          <table:table-cell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|</text:p>
          </table:table-cell>
          <table:table-cell table:style-name="ce15" table:formula="of:=CONCATENATE([.F37];&quot;/…&quot;)" office:value-type="string" office:string-value="Mook/…" calcext:value-type="string">
            <text:p>Mook/…</text:p>
          </table:table-cell>
          <table:table-cell table:style-name="ce23" table:formula="of:=[.F36]" office:value-type="string" office:string-value="Mook" calcext:value-type="string">
            <text:p>Mook</text:p>
          </table:table-cell>
          <table:table-cell table:style-name="ce23"/>
          <table:table-cell table:style-name="ce28"/>
          <table:table-cell/>
          <table:table-cell table:style-name="ce35"/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+------&gt;</text:p>
          </table:table-cell>
          <table:table-cell table:style-name="ce16" table:formula="of:=CONCATENATE([.F38];&quot;/_&quot;;[.F38];&quot;-&quot;;[.H38];&quot;.csv&quot;)" office:value-type="string" office:string-value="Zeeland/_Zeeland-alles.csv" calcext:value-type="string">
            <text:p>Zeeland/_Zeeland-alles.csv</text:p>
          </table:table-cell>
          <table:table-cell table:style-name="ce24" office:value-type="string" calcext:value-type="string">
            <text:p>Zeeland</text:p>
          </table:table-cell>
          <table:table-cell table:style-name="ce24"/>
          <table:table-cell table:style-name="ce29" table:formula="of:=[.H$3]" office:value-type="string" office:string-value="alles" calcext:value-type="string">
            <text:p>alles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number-columns-repeated="4"/>
          <table:table-cell table:style-name="ce17" table:formula="of:=CONCATENATE([.F39];&quot;/_&quot;;[.F39];&quot;-&quot;;[.H39];&quot;.csv&quot;)" office:value-type="string" office:string-value="Zeeland/_Zeeland-fourage.csv" calcext:value-type="string">
            <text:p>Zeeland/_Zeeland-fourage.csv</text:p>
          </table:table-cell>
          <table:table-cell table:formula="of:=[.F38]" office:value-type="string" office:string-value="Zeeland" calcext:value-type="string">
            <text:p>Zeeland</text:p>
          </table:table-cell>
          <table:table-cell/>
          <table:table-cell table:style-name="ce30" table:formula="of:=[.H$4]" office:value-type="string" office:string-value="fourage" calcext:value-type="string">
            <text:p>fourage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4"/>
          <table:table-cell table:style-name="ce17" table:formula="of:=CONCATENATE([.F40];&quot;/_&quot;;[.F40];&quot;-&quot;;[.H40];&quot;.csv&quot;)" office:value-type="string" office:string-value="Zeeland/_Zeeland-medisch.csv" calcext:value-type="string">
            <text:p>Zeeland/_Zeeland-medisch.csv</text:p>
          </table:table-cell>
          <table:table-cell table:formula="of:=[.F39]" office:value-type="string" office:string-value="Zeeland" calcext:value-type="string">
            <text:p>Zeeland</text:p>
          </table:table-cell>
          <table:table-cell/>
          <table:table-cell table:style-name="ce30" table:formula="of:=[.H$5]" office:value-type="string" office:string-value="medisch" calcext:value-type="string">
            <text:p>medisch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4"/>
          <table:table-cell table:style-name="ce18" table:formula="of:=CONCATENATE([.F38];&quot;/&quot;;[.G41];&quot;-&quot;;[.H41];&quot;.csv&quot;)" office:value-type="string" office:string-value="Zeeland/TeCoHIT (469)-alles.csv" calcext:value-type="string">
            <text:p>Zeeland/TeCoHIT (469)-alles.csv</text:p>
          </table:table-cell>
          <table:table-cell table:formula="of:=[.F40]" office:value-type="string" office:string-value="Zeeland" calcext:value-type="string">
            <text:p>Zeeland</text:p>
          </table:table-cell>
          <table:table-cell office:value-type="string" calcext:value-type="string">
            <text:p>TeCoHIT (469)</text:p>
          </table:table-cell>
          <table:table-cell table:style-name="ce30" table:formula="of:=[.H$3]" office:value-type="string" office:string-value="alles" calcext:value-type="string">
            <text:p>alles</text:p>
          </table:table-cell>
          <table:table-cell office:value-type="string" calcext:value-type="string">
            <text:p>---&gt;</text:p>
          </table:table-cell>
          <table:table-cell table:style-name="ce38" table:formula="of:=CONCATENATE([.F41];&quot;.zip&quot;)" office:value-type="string" office:string-value="Zeeland.zip" calcext:value-type="string">
            <text:p>Zeeland.zip</text:p>
          </table:table-cell>
          <table:table-cell office:value-type="string" calcext:value-type="string">
            <text:p>---&gt;</text:p>
          </table:table-cell>
          <table:table-cell table:formula="of:=CONCATENATE(&quot;voorzitter@hit&quot;;LOWER([.F41]);&quot;.scouting.nl&quot;)" office:value-type="string" office:string-value="voorzitter@hitzeeland.scouting.nl" calcext:value-type="string">
            <text:p>voorzitter@hitzeeland.scouting.nl</text:p>
          </table:table-cell>
        </table:table-row>
        <table:table-row table:style-name="ro1">
          <table:table-cell table:number-columns-repeated="4"/>
          <table:table-cell table:style-name="ce18" table:formula="of:=CONCATENATE([.F39];&quot;/&quot;;[.G42];&quot;-&quot;;[.H42];&quot;.csv&quot;)" office:value-type="string" office:string-value="Zeeland/TeCoHIT (469)-fourage.csv" calcext:value-type="string">
            <text:p>Zeeland/TeCoHIT (469)-fourage.csv</text:p>
          </table:table-cell>
          <table:table-cell table:formula="of:=[.F41]" office:value-type="string" office:string-value="Zeeland" calcext:value-type="string">
            <text:p>Zeeland</text:p>
          </table:table-cell>
          <table:table-cell table:formula="of:=[.G41]" office:value-type="string" office:string-value="TeCoHIT (469)" calcext:value-type="string">
            <text:p>TeCoHIT (469)</text:p>
          </table:table-cell>
          <table:table-cell table:style-name="ce30" table:formula="of:=[.H$4]" office:value-type="string" office:string-value="fourage" calcext:value-type="string">
            <text:p>fourage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4"/>
          <table:table-cell table:style-name="ce18" table:formula="of:=CONCATENATE([.F40];&quot;/&quot;;[.G43];&quot;-&quot;;[.H43];&quot;.csv&quot;)" office:value-type="string" office:string-value="Zeeland/TeCoHIT (469)-medisch.csv" calcext:value-type="string">
            <text:p>Zeeland/TeCoHIT (469)-medisch.csv</text:p>
          </table:table-cell>
          <table:table-cell table:formula="of:=[.F42]" office:value-type="string" office:string-value="Zeeland" calcext:value-type="string">
            <text:p>Zeeland</text:p>
          </table:table-cell>
          <table:table-cell table:formula="of:=[.G42]" office:value-type="string" office:string-value="TeCoHIT (469)" calcext:value-type="string">
            <text:p>TeCoHIT (469)</text:p>
          </table:table-cell>
          <table:table-cell table:style-name="ce30" table:formula="of:=[.H$5]" office:value-type="string" office:string-value="medisch" calcext:value-type="string">
            <text:p>medisch</text:p>
          </table:table-cell>
          <table:table-cell/>
          <table:table-cell table:style-name="ce37"/>
          <table:table-cell table:number-columns-repeated="2"/>
        </table:table-row>
        <table:table-row table:style-name="ro1">
          <table:table-cell table:number-columns-repeated="4"/>
          <table:table-cell table:style-name="ce19" table:formula="of:=CONCATENATE([.F44];&quot;/…&quot;)" office:value-type="string" office:string-value="Zeeland/…" calcext:value-type="string">
            <text:p>Zeeland/…</text:p>
          </table:table-cell>
          <table:table-cell table:style-name="ce25" table:formula="of:=[.F43]" office:value-type="string" office:string-value="Zeeland" calcext:value-type="string">
            <text:p>Zeeland</text:p>
          </table:table-cell>
          <table:table-cell table:style-name="ce25"/>
          <table:table-cell table:style-name="ce31"/>
          <table:table-cell/>
          <table:table-cell table:style-name="ce39"/>
          <table:table-cell table:number-columns-repeated="2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eschikbare velden" table:style-name="ta2" table:print-ranges="'Beschikbare velden'.A1:'Beschikbare velden'.F36">
        <table:table-column table:style-name="co12" table:default-cell-style-name="ce43"/>
        <table:table-column table:style-name="co13" table:default-cell-style-name="ce51"/>
        <table:table-column table:style-name="co14" table:default-cell-style-name="ce51"/>
        <table:table-column table:style-name="co6" table:number-columns-repeated="3" table:default-cell-style-name="Default"/>
        <table:table-row table:style-name="ro2">
          <table:table-cell table:style-name="ce40" office:value-type="string" calcext:value-type="string">
            <text:p>Herkomst</text:p>
          </table:table-cell>
          <table:table-cell table:style-name="ce44" office:value-type="string" calcext:value-type="string">
            <text:p>Veldnaam</text:p>
          </table:table-cell>
          <table:table-cell table:style-name="ce44" office:value-type="string" calcext:value-type="string">
            <text:p>Opmerking</text:p>
          </table:table-cell>
          <table:table-cell table:style-name="ce52" office:value-type="string" calcext:value-type="string">
            <text:p>ALLES</text:p>
          </table:table-cell>
          <table:table-cell table:style-name="ce52" office:value-type="string" calcext:value-type="string">
            <text:p>MEDISCH</text:p>
          </table:table-cell>
          <table:table-cell table:style-name="ce52" office:value-type="string" calcext:value-type="string">
            <text:p>FOERAGE</text:p>
          </table:table-cell>
        </table:table-row>
        <table:table-row table:style-name="ro2">
          <table:table-cell table:style-name="ce41" office:value-type="string" calcext:value-type="string">
            <text:p>HIT inschrijfformulier</text:p>
          </table:table-cell>
          <table:table-cell table:style-name="ce45" office:value-type="string" calcext:value-type="string">
            <text:p>formulier</text:p>
          </table:table-cell>
          <table:table-cell table:style-name="ce45" office:value-type="string" calcext:value-type="string">
            <text:p>Kampnaam</text:p>
          </table:table-cell>
          <table:table-cell table:number-columns-repeated="3" table:style-name="ce53" office:value-type="string" calcext:value-type="string">
            <text:p>x</text:p>
          </table:table-cell>
        </table:table-row>
        <table:table-row table:style-name="ro2">
          <table:table-cell table:style-name="ce41" office:value-type="string" calcext:value-type="string">
            <text:p>HIT inschrijfformulier</text:p>
          </table:table-cell>
          <table:table-cell table:style-name="ce45" office:value-type="string" calcext:value-type="string">
            <text:p>Subgroepnaam</text:p>
          </table:table-cell>
          <table:table-cell table:style-name="ce45"/>
          <table:table-cell table:number-columns-repeated="3" table:style-name="ce53" office:value-type="string" calcext:value-type="string">
            <text:p>x</text:p>
          </table:table-cell>
        </table:table-row>
        <table:table-row table:style-name="ro3">
          <table:table-cell table:style-name="ce41" office:value-type="string" calcext:value-type="string">
            <text:p>HIT inschrijfformulier</text:p>
          </table:table-cell>
          <table:table-cell table:style-name="ce45" office:value-type="string" calcext:value-type="string">
            <text:p>Subgroep maximum aantal deelnemers</text:p>
          </table:table-cell>
          <table:table-cell table:style-name="ce45" office:value-type="string" calcext:value-type="string">
            <text:p>Het aantal dln's in subgroepje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4">
          <table:table-cell table:style-name="ce41" office:value-type="string" calcext:value-type="string">
            <text:p>HIT inschrijfformulier</text:p>
          </table:table-cell>
          <table:table-cell table:style-name="ce45" office:value-type="string" calcext:value-type="string">
            <text:p>deelnemersnummer</text:p>
          </table:table-cell>
          <table:table-cell table:style-name="ce45" office:value-type="string" calcext:value-type="string">
            <text:p>Bij OK: toevoeging 'o' voor ouder en 'k' voor kind</text:p>
          </table:table-cell>
          <table:table-cell table:number-columns-repeated="3" table:style-name="ce53" office:value-type="string" calcext:value-type="string">
            <text:p>x</text:p>
          </table:table-cell>
        </table:table-row>
        <table:table-row table:style-name="ro3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nummer</text:p>
          </table:table-cell>
          <table:table-cell table:style-name="ce45" office:value-type="string" calcext:value-type="string">
            <text:p>Bij OK: lidnummer ouder of leeg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voornaam</text:p>
          </table:table-cell>
          <table:table-cell table:style-name="ce45" office:value-type="string" calcext:value-type="string">
            <text:p>Bij OK: naam ouder</text:p>
          </table:table-cell>
          <table:table-cell table:number-columns-repeated="3" table:style-name="ce53" office:value-type="string" calcext:value-type="string">
            <text:p>x</text:p>
          </table:table-cell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tussenvoegsel</text:p>
          </table:table-cell>
          <table:table-cell table:style-name="ce45" office:value-type="string" calcext:value-type="string">
            <text:p>Bij OK: naam ouder</text:p>
          </table:table-cell>
          <table:table-cell table:number-columns-repeated="3" table:style-name="ce53" office:value-type="string" calcext:value-type="string">
            <text:p>x</text:p>
          </table:table-cell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achternaam</text:p>
          </table:table-cell>
          <table:table-cell table:style-name="ce45" office:value-type="string" calcext:value-type="string">
            <text:p>Bij OK: naam ouder</text:p>
          </table:table-cell>
          <table:table-cell table:number-columns-repeated="3" table:style-name="ce53" office:value-type="string" calcext:value-type="string">
            <text:p>x</text:p>
          </table:table-cell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geslacht</text:p>
          </table:table-cell>
          <table:table-cell table:style-name="ce45" office:value-type="string" calcext:value-type="string">
            <text:p>Bij OK: niet beke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straat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huisnummer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toevoegsel huisnr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postcode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plaats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and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geboortedatum</text:p>
          </table:table-cell>
          <table:table-cell table:style-name="ce45"/>
          <table:table-cell table:number-columns-repeated="2" table:style-name="ce53" office:value-type="string" calcext:value-type="string">
            <text:p>x</text:p>
          </table:table-cell>
          <table:table-cell table:style-name="ce53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mailadres</text:p>
          </table:table-cell>
          <table:table-cell table:style-name="ce45" office:value-type="string" calcext:value-type="string">
            <text:p>Bij OK: leeg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telefoon</text:p>
          </table:table-cell>
          <table:table-cell table:style-name="ce45" office:value-type="string" calcext:value-type="string">
            <text:p>Bij OK: leeg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mobiel</text:p>
          </table:table-cell>
          <table:table-cell table:style-name="ce45" office:value-type="string" calcext:value-type="string">
            <text:p>Bij OK: leeg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organisatie</text:p>
          </table:table-cell>
          <table:table-cell table:style-name="ce45" office:value-type="string" calcext:value-type="string">
            <text:p>Scoutinggroep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2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plaats</text:p>
          </table:table-cell>
          <table:table-cell table:style-name="ce45" office:value-type="string" calcext:value-type="string">
            <text:p>Plaats scoutinggroep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3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e-mailadres ouder/verzorger 1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3">
          <table:table-cell table:style-name="ce41" office:value-type="string" calcext:value-type="string">
            <text:p>Ledenadministratie</text:p>
          </table:table-cell>
          <table:table-cell table:style-name="ce45" office:value-type="string" calcext:value-type="string">
            <text:p>Lid e-mailadres ouder/verzorger 2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4">
          <table:table-cell table:style-name="ce41" office:value-type="string" calcext:value-type="string">
            <text:p>HIT inschrijfformulier</text:p>
          </table:table-cell>
          <table:table-cell table:style-name="ce46" office:value-type="string" calcext:value-type="string">
            <text:p>Heb je een zwemdiploma? (let op: dit kan verplicht zijn voor de HIT waaraan je deelneemt)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4">
          <table:table-cell table:style-name="ce41" office:value-type="string" calcext:value-type="string">
            <text:p>HIT inschrijfformulier</text:p>
          </table:table-cell>
          <table:table-cell table:style-name="ce45" office:value-type="string" calcext:value-type="string">
            <text:p>Telefoonnummer van de mobiele telefoon die je mee neemt naar de HIT.</text:p>
          </table:table-cell>
          <table:table-cell table:style-name="ce45" office:value-type="string" calcext:value-type="string">
            <text:p>Bij OK: leeg, zie kind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5">
          <table:table-cell table:style-name="ce41" office:value-type="string" calcext:value-type="string">
            <text:p>HIT inschrijfformulier</text:p>
          </table:table-cell>
          <table:table-cell table:style-name="ce47" office:value-type="string" calcext:value-type="string">
            <text:p>Opmerkingen gezondheid (bijvoorbeeld allergieën/ziektes/aandachtspunten voor de staf)</text:p>
          </table:table-cell>
          <table:table-cell table:style-name="ce45" office:value-type="string" calcext:value-type="string">
            <text:p>Hier staan soms ook voedsel-gerelateerde opmerkingen in, ook m.b.t. de ouder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3" office:value-type="string" calcext:value-type="string">
            <text:p>x (!)</text:p>
          </table:table-cell>
        </table:table-row>
        <table:table-row table:style-name="ro5">
          <table:table-cell table:style-name="ce41" office:value-type="string" calcext:value-type="string">
            <text:p>HIT inschrijfformulier</text:p>
          </table:table-cell>
          <table:table-cell table:style-name="ce47" office:value-type="string" calcext:value-type="string">
            <text:p>Opmerkingen voeding bijvoorbeeld diëten</text:p>
          </table:table-cell>
          <table:table-cell table:style-name="ce45" office:value-type="string" calcext:value-type="string">
            <text:p>Hier staan soms ook medische opmerkingen in, ook m.b.t. de ouder</text:p>
          </table:table-cell>
          <table:table-cell table:number-columns-repeated="3" table:style-name="ce53" office:value-type="string" calcext:value-type="string">
            <text:p>x</text:p>
          </table:table-cell>
        </table:table-row>
        <table:table-row table:style-name="ro2">
          <table:table-cell table:style-name="ce41" office:value-type="string" calcext:value-type="string">
            <text:p>HIT inschrijfformulier</text:p>
          </table:table-cell>
          <table:table-cell table:style-name="ce47" office:value-type="string" calcext:value-type="string">
            <text:p>Opmerkingen medicijngebruik</text:p>
          </table:table-cell>
          <table:table-cell table:style-name="ce45"/>
          <table:table-cell table:number-columns-repeated="2" table:style-name="ce53" office:value-type="string" calcext:value-type="string">
            <text:p>x</text:p>
          </table:table-cell>
          <table:table-cell table:style-name="ce53"/>
        </table:table-row>
        <table:table-row table:style-name="ro3">
          <table:table-cell table:style-name="ce42" office:value-type="string" calcext:value-type="string">
            <text:p>HIT inschrijfformulier ***</text:p>
          </table:table-cell>
          <table:table-cell table:style-name="ce48" office:value-type="string" calcext:value-type="string">
            <text:p>Bij welke maatschappij ben je tegen ziektekosten verzekerd?</text:p>
          </table:table-cell>
          <table:table-cell table:style-name="ce48"/>
          <table:table-cell table:style-name="ce54" table:number-columns-repeated="3"/>
        </table:table-row>
        <table:table-row table:style-name="ro3">
          <table:table-cell table:style-name="ce42" office:value-type="string" calcext:value-type="string">
            <text:p>HIT inschrijfformulier ***</text:p>
          </table:table-cell>
          <table:table-cell table:style-name="ce48" office:value-type="string" calcext:value-type="string">
            <text:p>Vul hier het polisnummer in van je ziektekostenverzekering</text:p>
          </table:table-cell>
          <table:table-cell table:style-name="ce48"/>
          <table:table-cell table:style-name="ce54" table:number-columns-repeated="3"/>
        </table:table-row>
        <table:table-row table:style-name="ro6">
          <table:table-cell table:style-name="ce41" office:value-type="string" calcext:value-type="string">
            <text:p>HIT inschrijfformulier</text:p>
          </table:table-cell>
          <table:table-cell table:style-name="ce49" office:value-type="string" calcext:value-type="string">
            <text:p>De ouder/verzorger of deelnemer (18 jaar of ouder) gaat er mee akkoord dat medisch handelen is toegestaan, als een arts dit noodzakelijk acht.</text:p>
          </table:table-cell>
          <table:table-cell table:style-name="ce45" office:value-type="string" calcext:value-type="string">
            <text:p>Altijd JA</text:p>
          </table:table-cell>
          <table:table-cell table:style-name="ce53" office:value-type="string" calcext:value-type="string">
            <text:p>x</text:p>
          </table:table-cell>
          <table:table-cell table:style-name="ce53" table:number-columns-repeated="2"/>
        </table:table-row>
        <table:table-row table:style-name="ro3">
          <table:table-cell table:style-name="ce41" office:value-type="string" calcext:value-type="string">
            <text:p>HIT inschrijfformulier</text:p>
          </table:table-cell>
          <table:table-cell table:style-name="ce49" office:value-type="string" calcext:value-type="string">
            <text:p>Naam contactpersoon in geval van nood</text:p>
          </table:table-cell>
          <table:table-cell table:style-name="ce45" office:value-type="string" calcext:value-type="string">
            <text:p>Noodcontact tijdens de HIT</text:p>
          </table:table-cell>
          <table:table-cell table:style-name="ce53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3"/>
        </table:table-row>
        <table:table-row table:style-name="ro3">
          <table:table-cell table:style-name="ce41" office:value-type="string" calcext:value-type="string">
            <text:p>HIT inschrijfformulier</text:p>
          </table:table-cell>
          <table:table-cell table:style-name="ce45" office:value-type="string" calcext:value-type="string">
            <text:p>Relatie met de deelnemer</text:p>
          </table:table-cell>
          <table:table-cell table:style-name="ce45" office:value-type="string" calcext:value-type="string">
            <text:p>Noodcontact tijdens de HIT</text:p>
          </table:table-cell>
          <table:table-cell table:style-name="ce53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3"/>
        </table:table-row>
        <table:table-row table:style-name="ro3">
          <table:table-cell table:style-name="ce41" office:value-type="string" calcext:value-type="string">
            <text:p>HIT inschrijfformulier</text:p>
          </table:table-cell>
          <table:table-cell table:style-name="ce45" office:value-type="string" calcext:value-type="string">
            <text:p>Relatie met de deelnemer Reden: anders (vul in)</text:p>
          </table:table-cell>
          <table:table-cell table:style-name="ce45" office:value-type="string" calcext:value-type="string">
            <text:p>Noodcontact tijdens de HIT</text:p>
          </table:table-cell>
          <table:table-cell table:style-name="ce53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3"/>
        </table:table-row>
        <table:table-row table:style-name="ro3">
          <table:table-cell table:style-name="ce41" office:value-type="string" calcext:value-type="string">
            <text:p>HIT inschrijfformulier</text:p>
          </table:table-cell>
          <table:table-cell table:style-name="ce45" office:value-type="string" calcext:value-type="string">
            <text:p>Telefoonnummer</text:p>
          </table:table-cell>
          <table:table-cell table:style-name="ce45" office:value-type="string" calcext:value-type="string">
            <text:p>Noodcontact tijdens de HIT</text:p>
          </table:table-cell>
          <table:table-cell table:style-name="ce53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3"/>
        </table:table-row>
        <table:table-row table:style-name="ro7">
          <table:table-cell table:style-name="ce41" office:value-type="string" calcext:value-type="string">
            <text:p>HIT inschrijfformulier ***</text:p>
          </table:table-cell>
          <table:table-cell table:style-name="ce50" office:value-type="string" calcext:value-type="string">
            <text:p>Ik geef toestemming voor het maken en gebruik van foto- en/of videomateriaal en publicatie hiervan op de media van Scouting Nederland / HIT</text:p>
          </table:table-cell>
          <table:table-cell table:style-name="ce45" office:value-type="string" calcext:value-type="string">
            <text:p>Indien NEE: opletten met het maken van foto's of film, opnames mogen niet gepubliceerd worden!</text:p>
          </table:table-cell>
          <table:table-cell table:style-name="ce53" office:value-type="string" calcext:value-type="string">
            <text:p>X</text:p>
          </table:table-cell>
          <table:table-cell table:style-name="ce55"/>
          <table:table-cell table:style-name="ce53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background-color="transparent" style:scale-to-X="1" style:scale-to-Y="1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-00-0000</text:date>, <text:time style:data-style-name="N2" text:time-value="03:01:21.15885741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ortrait" style:page-layout-name="Mpm3">
      <style:header/>
      <style:header-left style:display="false"/>
      <style:footer/>
      <style:footer-left style:display="false"/>
    </style:master-page>
    <style:master-page style:name="Landscape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Donath</meta:initial-creator>
    <meta:creation-date>2017-02-15T02:39:34.388470289</meta:creation-date>
    <dc:date>2018-02-25T03:20:34.608802911</dc:date>
    <meta:editing-duration>PT50M33S</meta:editing-duration>
    <meta:editing-cycles>13</meta:editing-cycles>
    <meta:generator>LibreOffice/4.2.8.2$Linux_X86_64 LibreOffice_project/420m0$Build-2</meta:generator>
    <dc:creator>Martijn Donath</dc:creator>
    <meta:document-statistic meta:table-count="2" meta:cell-count="386" meta:object-count="0"/>
  </office:meta>
</office:document-meta>
</file>